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10"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11"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ffff00"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تا پیش از این، این‌طور تصور می‌شد که سیستم‌عامل گنو/لینوکس صرفاً محیطی متنی است که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رای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5">نرم‌افزارهای دسته‌ی Accessories</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بر روی آن محتوای آن را مشاهده کنید.</text:p>
      <text:p text:style-name="P1">مثال کاربردی: برای فشرده‌سازی هر پوشه یا فایلی کافی است که بر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5"/>
      <text:p text:style-name="P1"><text:span text:style-name="T4">Calculator</text:span>: یکی از کامل‌ترین نرم‌افزارهای ماشین‌حساب است. با این نرم‌افزار می‌توانید محاسبات ساده، حرفه‌ای، مالی، علمی و برنامه‌نویسی انجام دهید.</text:p>
      <text:p text:style-name="P1"/>
      <text:p text:style-name="P1"><text:span text:style-name="T4">Character Map</text:span>: نقشه‌ی کاراکترهای موجود در هر فونت موجود در سیستم را نمایش می‌دهد. از این نرم‌افزار برای ورود کاراکترهای خاص مانند آوانویسی و … استفاده می‌شود.</text:p>
      <text:p text:style-name="P1"/>
      <text:p text:style-name="P1"><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oft-page-break/><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ریشه اجرا می‌شود.</text:p>
      <text:p text:style-name="P1"/>
      <text:p text:style-name="P5">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5">نرم‌افزارهای گرافیک</text:p>
      <text:p text:style-name="P1"><text:span text:style-name="T4">GIMP - GNU Image Manipulation Program</text:span>: نرم‌افزار گیمپ، نرم‌افزار ویرایش فایل‌های گرافیکی بیت‌مپ<text:note text:id="ftn1" text:note-class="footnote"><text:note-citation>1</text:note-citation><text:note-body><text:p text:style-name="Footnote">Bitmap</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10"/>
      <text:p text:style-name="P2"><text:span text:style-name="T4">Inkscape Vector Graphics Editor</text:span>: نرم‌افزار اینک‌اسکیپ، نرم‌افزار ویرایش فایل‌های گرافیکی برداری<text:note text:id="ftn2"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6">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توسط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حساب‌های کاربری ایمیل‌های خود را به آن اضافه کنید و همزمان تمام ایمیل‌های خود دریافت و ارسال کنید.</text:p>
      <text:p text:style-name="P3"/>
      <text:p text:style-name="P7">نرم‌افزارهای اداری<text:span text:style-name="T1"><text:note text:id="ftn3" text:note-class="footnote"><text:note-citation>3</text:note-citation><text:note-body><text:p text:style-name="Footnote">Office</text:p></text:note-body></text:note></text:span></text:p>
      <text:p text:style-name="P7">OpenOffice.org<text:span text:style-name="T1">: مجموعه‌ی نرم‌افزاری اُپن‌آفیس دات اُرگ، مشابه مجموعه‌ی نرم‌افزاری مایکروسافت آفیس است. این مجموعه‌ی نرم‌افزاری کاملاً از زبان فارسی پشتیبانی می‌کند. این مجموعه‌ی نرم‌افزاری قابلیت بازکردن، ویرایش و ذخیره‌سازی فایل‌های تولید شده توسط نرم‌افزارهای مایکروسافت آفیس را دارد. </text:span><text:span text:style-name="T2">(تصویر نرم‌افزار اُپن‌آفیس - ۳)</text:span><text:span text:style-name="T1"> نرم‌افزارهای زیر این مجموعه را تشکیل می‌دهند:</text:span></text:p>
      <text:p text:style-name="P7"><text:soft-page-break/>OpenOffice.org Writer<text:span text:style-name="T1">: نرم‌افزار اُپن‌آفیس رایتر، نرم‌افزار واژه‌پرداز شبی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توسط آن صفحات وب ساخت و ویرایش کرد. پسوند معمول فایل‌های خروجی این نرم‌افزار odt است. </text:span><text:span text:style-name="T2">(تصویر نرم‌افزار اُپن‌آفیس رایتر - ۴)</text:span></text:p>
      <text:p text:style-name="P7">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7">OpenOffice.org Impress<text:span text:style-name="T1">: نرم‌افزار اُپن‌آفیس ایمپرس، نرم‌افزاری برای ساخت اسلاید است که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7">OpenOffice.org Base<text:span text:style-name="T1">: نرم‌افزار اُپن‌آفیس بیس، نرم‌افزار ساخت و مدیریت پایگاه داده مانند مایکروسافت اکسس است. توسط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7">OpenOffice.org Draw<text:span text:style-name="T1">: نرم‌افزار اُپن‌آفیس دراو، نرم‌افزاری است که توسط آن می‌توانید تصاویر برداری بسازید. نیز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7">OpenOffice.org Math<text:span text:style-name="T1">: نرم‌افزار اُپن‌آفیس مث، برای نوشتن و ویرایش فرمول‌های ریاضی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11"/>
      <text:p text:style-name="P8">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text:soft-page-break/>نصب کنید. مهارت نصب و مدیریت بسته‌های نرم‌افزاری را در فصل هشتم - نصب و مدیریت بسته‌های نرم‌افزاری - فرا خواهید گرفت.</text:p>
      <text:p text:style-name="P4"/>
      <text:p text:style-name="P8">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سیستم و رفع این اشکال، توسط این نرم‌افزار، اشکال را به وب‌سایت سیستم‌عامل دبیان گنو/لینوکس گزارش دهید.</text:p>
      <text:p text:style-name="P4"><text:span text:style-name="T4">System Monitor</text:span>: نرم‌افزار سیستم مانیتور، شبیه 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8T19:32:55</dc:date>
    <dc:creator>Mostafa Moradian</dc:creator>
    <meta:editing-duration>PT12H20M19S</meta:editing-duration>
    <meta:editing-cycles>610</meta:editing-cycles>
    <meta:generator>LibreOffice/3.3$Linux LibreOffice_project/330m19$Build-202</meta:generator>
    <meta:document-statistic meta:table-count="0" meta:image-count="0" meta:object-count="0" meta:page-count="4" meta:paragraph-count="44" meta:word-count="1691" meta:character-count="9351"/>
  </office:meta>
</office:document-meta>
</file>